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BM Plex Mono" svg:font-family="'IBM Plex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d7" draw:textarea-horizontal-align="justify" draw:textarea-vertical-align="middle" draw:auto-grow-height="false" fo:min-height="13.086cm" fo:min-width="0.135cm" loext:decorative="false"/>
    </style:style>
    <style:style style:name="gr2" style:family="graphic" style:parent-style-name="standard">
      <style:graphic-properties draw:stroke="solid" svg:stroke-color="#000000" draw:fill="solid" draw:fill-color="#dee6ef" draw:textarea-horizontal-align="left" draw:auto-grow-height="true" draw:auto-grow-width="false" fo:min-height="0.059cm" fo:min-width="0cm" loext:decorative="false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dee6ef" draw:textarea-horizontal-align="left" draw:auto-grow-height="true" draw:auto-grow-width="false" fo:min-height="0.317cm" fo:min-width="0cm" loext:decorative="false"/>
      <style:paragraph-properties style:writing-mode="lr-tb"/>
    </style:style>
    <style:style style:name="gr4" style:family="graphic" style:parent-style-name="standard">
      <style:graphic-properties draw:stroke="dash" draw:stroke-dash="Dash_20__28_Rounded_29_" svg:stroke-color="#000000" svg:stroke-linecap="round" draw:fill="solid" draw:fill-color="#dddddd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5" style:family="graphic" style:parent-style-name="standard">
      <style:graphic-properties draw:stroke="dash" draw:stroke-dash="Dash_20__28_Rounded_29_" svg:stroke-color="#000000" svg:stroke-linecap="round" draw:fill="solid" draw:fill-color="#dddddd" draw:textarea-horizontal-align="left" draw:auto-grow-height="true" draw:auto-grow-width="false" fo:min-height="0.158cm" fo:min-width="0cm" loext:decorative="false"/>
      <style:paragraph-properties style:writing-mode="lr-tb"/>
    </style:style>
    <style:style style:name="gr6" style:family="graphic" style:parent-style-name="standard">
      <style:graphic-properties draw:stroke="dash" draw:stroke-dash="Dash_20__28_Rounded_29_" svg:stroke-color="#000000" svg:stroke-linecap="round" draw:fill="solid" draw:fill-color="#dddddd" draw:textarea-horizontal-align="left" draw:auto-grow-height="true" draw:auto-grow-width="fals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dee6ef" draw:textarea-horizontal-align="left" draw:auto-grow-height="true" draw:auto-grow-width="false" fo:min-height="0.367cm" fo:min-width="0cm" loext:decorative="false"/>
      <style:paragraph-properties style:writing-mode="lr-tb"/>
    </style:style>
    <style:style style:name="gr8" style:family="graphic" style:parent-style-name="standard">
      <style:graphic-properties draw:stroke="dash" draw:stroke-dash="Dash_20__28_Rounded_29_" svg:stroke-color="#000000" svg:stroke-linecap="round" draw:fill="solid" draw:fill-color="#dddddd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9" style:family="graphic" style:parent-style-name="objectwithoutfill">
      <style:graphic-properties svg:stroke-width="0.035cm" draw:marker-start-width="0.252cm" draw:marker-end="Arrowheads_20_1" draw:marker-end-width="0.252cm" draw:fill="none" draw:textarea-vertical-align="middle" fo:padding-top="0.142cm" fo:padding-bottom="0.142cm" fo:padding-left="0.267cm" fo:padding-right="0.267cm" loext:decorative="false"/>
    </style:style>
    <style:style style:name="gr10" style:family="graphic" style:parent-style-name="standard">
      <style:graphic-properties draw:fill-color="#ffffd7" draw:textarea-horizontal-align="justify" draw:textarea-vertical-align="middle" draw:auto-grow-height="false" fo:min-height="0.942cm" fo:min-width="0.18cm" loext:decorative="false"/>
    </style:style>
    <style:style style:name="gr11" style:family="graphic" style:parent-style-name="standard">
      <style:graphic-properties draw:fill-color="#ffffd7" draw:textarea-horizontal-align="justify" draw:textarea-vertical-align="middle" draw:auto-grow-height="false" fo:min-height="13.043cm" fo:min-width="0.125cm" loext:decorative="false"/>
    </style:style>
    <style:style style:name="gr12" style:family="graphic" style:parent-style-name="standard">
      <style:graphic-properties draw:stroke="solid" svg:stroke-color="#000000" draw:fill="solid" draw:fill-color="#dee6ef" draw:textarea-horizontal-align="left" draw:auto-grow-height="true" draw:auto-grow-width="false" fo:min-height="0.301cm" fo:min-width="0cm" loext:decorative="false"/>
      <style:paragraph-properties style:writing-mode="lr-tb"/>
    </style:style>
    <style:style style:name="gr13" style:family="graphic" style:parent-style-name="standard">
      <style:graphic-properties draw:fill-color="#ffffd7" draw:textarea-horizontal-align="justify" draw:textarea-vertical-align="middle" draw:auto-grow-height="false" fo:min-height="0.33cm" fo:min-width="0.18cm" loext:decorative="false"/>
    </style:style>
    <style:style style:name="gr14" style:family="graphic" style:parent-style-name="standard">
      <style:graphic-properties draw:fill-color="#ffffd7" draw:textarea-horizontal-align="justify" draw:textarea-vertical-align="middle" draw:auto-grow-height="false" fo:min-height="0.33cm" fo:min-width="0.139cm" loext:decorative="false"/>
    </style:style>
    <style:style style:name="P1" style:family="paragraph">
      <loext:graphic-properties draw:fill-color="#ffffd7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solid" draw:fill-color="#dee6ef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solid" draw:fill-color="#dddddd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13.336cm" svg:x="1.635cm" svg:y="11.83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445cm" svg:height="0.806cm" svg:x="3.495cm" svg:y="12.378cm">
          <draw:text-box>
            <text:p text:style-name="P2"><text:span text:style-name="T1">Instrument</text:span></text:p>
          </draw:text-box>
        </draw:frame>
        <draw:frame draw:style-name="gr3" draw:text-style-name="P3" draw:layer="layout" svg:width="4.445cm" svg:height="0.806cm" svg:x="12.215cm" svg:y="12.135cm">
          <draw:text-box>
            <text:p text:style-name="P2"><text:span text:style-name="T1">InstrumentKit</text:span></text:p>
          </draw:text-box>
        </draw:frame>
        <draw:frame draw:style-name="gr4" draw:text-style-name="P5" draw:layer="layout" svg:width="4.445cm" svg:height="0.725cm" svg:x="12.215cm" svg:y="12.897cm">
          <draw:text-box>
            <text:p text:style-name="P4"><text:span text:style-name="T2">name</text:span></text:p>
          </draw:text-box>
        </draw:frame>
        <draw:frame draw:style-name="gr5" draw:text-style-name="P5" draw:layer="layout" svg:width="4.445cm" svg:height="0.725cm" svg:x="12.215cm" svg:y="13.64cm">
          <draw:text-box>
            <text:p text:style-name="P4"><text:span text:style-name="T2">instruments</text:span></text:p>
          </draw:text-box>
        </draw:frame>
        <draw:frame draw:style-name="gr6" draw:text-style-name="P5" draw:layer="layout" svg:width="4.445cm" svg:height="0.725cm" svg:x="3.495cm" svg:y="13.155cm">
          <draw:text-box>
            <text:p text:style-name="P4"><text:span text:style-name="T2">name</text:span></text:p>
          </draw:text-box>
        </draw:frame>
        <draw:frame draw:style-name="gr2" draw:text-style-name="P3" draw:layer="layout" svg:width="4.445cm" svg:height="0.806cm" svg:x="3.496cm" svg:y="14.478cm">
          <draw:text-box>
            <text:p text:style-name="P2"><text:span text:style-name="T1">Instrument</text:span></text:p>
          </draw:text-box>
        </draw:frame>
        <draw:frame draw:style-name="gr6" draw:text-style-name="P5" draw:layer="layout" svg:width="4.445cm" svg:height="0.725cm" svg:x="3.496cm" svg:y="15.255cm">
          <draw:text-box>
            <text:p text:style-name="P4"><text:span text:style-name="T2">name</text:span></text:p>
          </draw:text-box>
        </draw:frame>
        <draw:frame draw:style-name="gr2" draw:text-style-name="P3" draw:layer="layout" svg:width="4.445cm" svg:height="0.806cm" svg:x="3.497cm" svg:y="16.578cm">
          <draw:text-box>
            <text:p text:style-name="P2"><text:span text:style-name="T1">Instrument</text:span></text:p>
          </draw:text-box>
        </draw:frame>
        <draw:frame draw:style-name="gr6" draw:text-style-name="P5" draw:layer="layout" svg:width="4.445cm" svg:height="0.725cm" svg:x="3.497cm" svg:y="17.355cm">
          <draw:text-box>
            <text:p text:style-name="P4"><text:span text:style-name="T2">name</text:span></text:p>
          </draw:text-box>
        </draw:frame>
        <draw:frame draw:style-name="gr2" draw:text-style-name="P3" draw:layer="layout" svg:width="4.445cm" svg:height="0.806cm" svg:x="3.497cm" svg:y="23.378cm">
          <draw:text-box>
            <text:p text:style-name="P2"><text:span text:style-name="T1">Instrument</text:span></text:p>
          </draw:text-box>
        </draw:frame>
        <draw:frame draw:style-name="gr6" draw:text-style-name="P5" draw:layer="layout" svg:width="4.445cm" svg:height="0.725cm" svg:x="3.497cm" svg:y="24.155cm">
          <draw:text-box>
            <text:p text:style-name="P4"><text:span text:style-name="T2">name</text:span></text:p>
          </draw:text-box>
        </draw:frame>
        <draw:frame draw:style-name="gr7" draw:text-style-name="P3" draw:layer="layout" svg:width="5.081cm" svg:height="0.806cm" svg:x="1.316cm" svg:y="8.535cm">
          <draw:text-box>
            <text:p text:style-name="P2"><text:span text:style-name="T1">InstrumentInventory</text:span></text:p>
          </draw:text-box>
        </draw:frame>
        <draw:frame draw:style-name="gr8" draw:text-style-name="P5" draw:layer="layout" svg:width="5.081cm" svg:height="0.725cm" svg:x="1.316cm" svg:y="9.297cm">
          <draw:text-box>
            <text:p text:style-name="P4"><text:span text:style-name="T2">availableItems</text:span></text:p>
          </draw:text-box>
        </draw:frame>
        <draw:frame draw:style-name="gr8" draw:text-style-name="P5" draw:layer="layout" svg:width="5.081cm" svg:height="0.725cm" svg:x="1.316cm" svg:y="10.04cm">
          <draw:text-box>
            <text:p text:style-name="P4"><text:span text:style-name="T2">instruments</text:span></text:p>
          </draw:text-box>
        </draw:frame>
        <draw:line draw:style-name="gr9" draw:text-style-name="P6" draw:layer="layout" svg:x1="4.175cm" svg:y1="10.522cm" svg:x2="2.27cm" svg:y2="11.792cm">
          <text:p/>
        </draw:line>
        <draw:custom-shape draw:style-name="gr10" draw:text-style-name="P1" draw:layer="layout" svg:width="0.68cm" svg:height="1.192cm" svg:x="9.527cm" svg:y="12.22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2.112cm" svg:y1="14.015cm" svg:x2="10.207cm" svg:y2="12.427cm">
          <text:p/>
        </draw:line>
        <draw:frame draw:style-name="gr3" draw:text-style-name="P3" draw:layer="layout" svg:width="4.445cm" svg:height="0.806cm" svg:x="12.216cm" svg:y="14.635cm">
          <draw:text-box>
            <text:p text:style-name="P2"><text:span text:style-name="T1">InstrumentKit</text:span></text:p>
          </draw:text-box>
        </draw:frame>
        <draw:frame draw:style-name="gr4" draw:text-style-name="P5" draw:layer="layout" svg:width="4.445cm" svg:height="0.725cm" svg:x="12.216cm" svg:y="15.397cm">
          <draw:text-box>
            <text:p text:style-name="P4"><text:span text:style-name="T2">name</text:span></text:p>
          </draw:text-box>
        </draw:frame>
        <draw:frame draw:style-name="gr5" draw:text-style-name="P5" draw:layer="layout" svg:width="4.445cm" svg:height="0.725cm" svg:x="12.216cm" svg:y="16.14cm">
          <draw:text-box>
            <text:p text:style-name="P4"><text:span text:style-name="T2">instruments</text:span></text:p>
          </draw:text-box>
        </draw:frame>
        <draw:frame draw:style-name="gr3" draw:text-style-name="P3" draw:layer="layout" svg:width="4.445cm" svg:height="0.806cm" svg:x="12.217cm" svg:y="19.735cm">
          <draw:text-box>
            <text:p text:style-name="P2"><text:span text:style-name="T1">InstrumentKit</text:span></text:p>
          </draw:text-box>
        </draw:frame>
        <draw:frame draw:style-name="gr4" draw:text-style-name="P5" draw:layer="layout" svg:width="4.445cm" svg:height="0.725cm" svg:x="12.217cm" svg:y="20.497cm">
          <draw:text-box>
            <text:p text:style-name="P4"><text:span text:style-name="T2">name</text:span></text:p>
          </draw:text-box>
        </draw:frame>
        <draw:frame draw:style-name="gr5" draw:text-style-name="P5" draw:layer="layout" svg:width="4.445cm" svg:height="0.725cm" svg:x="12.217cm" svg:y="21.24cm">
          <draw:text-box>
            <text:p text:style-name="P4"><text:span text:style-name="T2">instruments</text:span></text:p>
          </draw:text-box>
        </draw:frame>
        <draw:custom-shape draw:style-name="gr11" draw:text-style-name="P1" draw:layer="layout" svg:width="0.625cm" svg:height="13.293cm" svg:x="18.145cm" svg:y="11.809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2.112cm" svg:y1="16.555cm" svg:x2="10.207cm" svg:y2="15.92cm">
          <text:p/>
        </draw:line>
        <draw:line draw:style-name="gr9" draw:text-style-name="P6" draw:layer="layout" svg:x1="12.112cm" svg:y1="21.635cm" svg:x2="10.207cm" svg:y2="19.412cm">
          <text:p/>
        </draw:line>
        <draw:frame draw:style-name="gr12" draw:text-style-name="P3" draw:layer="layout" svg:width="5.956cm" svg:height="0.806cm" svg:x="10.117cm" svg:y="8.535cm">
          <draw:text-box>
            <text:p text:style-name="P2"><text:span text:style-name="T1">InstrumentKitInventory</text:span></text:p>
          </draw:text-box>
        </draw:frame>
        <draw:frame draw:style-name="gr8" draw:text-style-name="P5" draw:layer="layout" svg:width="5.953cm" svg:height="0.725cm" svg:x="10.098cm" svg:y="9.297cm">
          <draw:text-box>
            <text:p text:style-name="P4"><text:span text:style-name="T2">availableItems</text:span></text:p>
          </draw:text-box>
        </draw:frame>
        <draw:frame draw:style-name="gr8" draw:text-style-name="P5" draw:layer="layout" svg:width="5.934cm" svg:height="0.725cm" svg:x="10.117cm" svg:y="10.04cm">
          <draw:text-box>
            <text:p text:style-name="P4"><text:span text:style-name="T2">instrumentKits</text:span></text:p>
          </draw:text-box>
        </draw:frame>
        <draw:line draw:style-name="gr9" draw:text-style-name="P6" draw:layer="layout" svg:x1="15.373cm" svg:y1="10.36cm" svg:x2="18.146cm" svg:y2="11.754cm">
          <text:p/>
        </draw:line>
        <draw:frame draw:style-name="gr12" draw:text-style-name="P3" draw:layer="layout" svg:width="5.956cm" svg:height="0.806cm" svg:x="5.918cm" svg:y="3.535cm">
          <draw:text-box>
            <text:p text:style-name="P2"><text:span text:style-name="T1">Warehouse</text:span></text:p>
          </draw:text-box>
        </draw:frame>
        <draw:frame draw:style-name="gr8" draw:text-style-name="P5" draw:layer="layout" svg:width="5.953cm" svg:height="0.725cm" svg:x="5.899cm" svg:y="4.297cm">
          <draw:text-box>
            <text:p text:style-name="P4"><text:span text:style-name="T2">name</text:span></text:p>
          </draw:text-box>
        </draw:frame>
        <draw:frame draw:style-name="gr8" draw:text-style-name="P5" draw:layer="layout" svg:width="5.934cm" svg:height="0.725cm" svg:x="5.918cm" svg:y="5.04cm">
          <draw:text-box>
            <text:p text:style-name="P4"><text:span text:style-name="T2">instruments</text:span></text:p>
          </draw:text-box>
        </draw:frame>
        <draw:frame draw:style-name="gr8" draw:text-style-name="P5" draw:layer="layout" svg:width="5.934cm" svg:height="0.725cm" svg:x="5.918cm" svg:y="5.741cm">
          <draw:text-box>
            <text:p text:style-name="P4"><text:span text:style-name="T2">kits</text:span></text:p>
          </draw:text-box>
        </draw:frame>
        <draw:line draw:style-name="gr9" draw:text-style-name="P6" draw:layer="layout" svg:x1="5.885cm" svg:y1="5.42cm" svg:x2="1.894cm" svg:y2="8.438cm">
          <text:p/>
        </draw:line>
        <draw:line draw:style-name="gr9" draw:text-style-name="P6" draw:layer="layout" svg:x1="7.213cm" svg:y1="6.071cm" svg:x2="10.703cm" svg:y2="8.43cm">
          <text:p/>
        </draw:line>
        <draw:custom-shape draw:style-name="gr13" draw:text-style-name="P1" draw:layer="layout" svg:width="0.68cm" svg:height="0.58cm" svg:x="9.527cm" svg:y="12.22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9.823cm" svg:y1="12.486cm" svg:x2="7.985cm" svg:y2="14.65cm">
          <text:p/>
        </draw:line>
        <draw:custom-shape draw:style-name="gr13" draw:text-style-name="P1" draw:layer="layout" svg:width="0.68cm" svg:height="0.58cm" svg:x="9.527cm" svg:y="12.82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9.839cm" svg:y1="13.097cm" svg:x2="7.995cm" svg:y2="16.642cm">
          <text:p/>
        </draw:line>
        <draw:custom-shape draw:style-name="gr10" draw:text-style-name="P1" draw:layer="layout" svg:width="0.68cm" svg:height="1.192cm" svg:x="9.527cm" svg:y="15.9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8cm" svg:height="0.58cm" svg:x="9.527cm" svg:y="15.9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8cm" svg:height="0.58cm" svg:x="9.527cm" svg:y="16.52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9.9cm" svg:y1="16.337cm" svg:x2="7.985cm" svg:y2="12.427cm">
          <text:p/>
        </draw:line>
        <draw:line draw:style-name="gr9" draw:text-style-name="P6" draw:layer="layout" svg:x1="9.856cm" svg:y1="16.784cm" svg:x2="7.985cm" svg:y2="16.872cm">
          <text:p/>
        </draw:line>
        <draw:custom-shape draw:style-name="gr10" draw:text-style-name="P1" draw:layer="layout" svg:width="0.68cm" svg:height="1.192cm" svg:x="9.527cm" svg:y="19.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8cm" svg:height="0.58cm" svg:x="9.527cm" svg:y="19.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8cm" svg:height="0.58cm" svg:x="9.527cm" svg:y="20.02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9.91cm" svg:y1="19.8cm" svg:x2="8.07cm" svg:y2="17.09cm">
          <text:p/>
        </draw:line>
        <draw:line draw:style-name="gr9" draw:text-style-name="P6" draw:layer="layout" svg:x1="9.856cm" svg:y1="20.241cm" svg:x2="7.937cm" svg:y2="23.44cm">
          <text:p/>
        </draw:line>
        <draw:custom-shape draw:style-name="gr14" draw:text-style-name="P1" draw:layer="layout" svg:width="0.639cm" svg:height="0.58cm" svg:x="1.627cm" svg:y="24.62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.952cm" svg:y1="24.81cm" svg:x2="3.222cm" svg:y2="23.54cm">
          <text:p/>
        </draw:line>
        <draw:custom-shape draw:style-name="gr14" draw:text-style-name="P1" draw:layer="layout" svg:width="0.639cm" svg:height="0.58cm" svg:x="1.627cm" svg:y="11.8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639cm" svg:height="0.58cm" svg:x="1.627cm" svg:y="12.42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.902cm" svg:y1="12.634cm" svg:x2="3.222cm" svg:y2="14.332cm">
          <text:p/>
        </draw:line>
        <draw:line draw:style-name="gr9" draw:text-style-name="P6" draw:layer="layout" svg:x1="1.836cm" svg:y1="12.138cm" svg:x2="3.54cm" svg:y2="12.427cm">
          <text:p/>
        </draw:line>
        <draw:custom-shape draw:style-name="gr13" draw:text-style-name="P1" draw:layer="layout" svg:width="0.68cm" svg:height="0.58cm" svg:x="18.127cm" svg:y="24.52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8.472cm" svg:y1="24.691cm" svg:x2="16.875cm" svg:y2="19.73cm">
          <text:p/>
        </draw:line>
        <draw:custom-shape draw:style-name="gr13" draw:text-style-name="P1" draw:layer="layout" svg:width="0.68cm" svg:height="0.58cm" svg:x="18.127cm" svg:y="11.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8cm" svg:height="0.58cm" svg:x="18.127cm" svg:y="12.42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8.405cm" svg:y1="12.7cm" svg:x2="16.875cm" svg:y2="14.65cm">
          <text:p/>
        </draw:line>
        <draw:line draw:style-name="gr9" draw:text-style-name="P6" draw:layer="layout" svg:x1="18.455cm" svg:y1="12.171cm" svg:x2="16.875cm" svg:y2="12.11cm">
          <text:p/>
        </draw:line>
        <draw:frame draw:style-name="gr12" draw:text-style-name="P3" draw:layer="layout" svg:width="5.956cm" svg:height="0.806cm" svg:x="14.018cm" svg:y="3.535cm">
          <draw:text-box>
            <text:p text:style-name="P2"><text:span text:style-name="T1">WarehouseService</text:span></text:p>
          </draw:text-box>
        </draw:frame>
        <draw:frame draw:style-name="gr8" draw:text-style-name="P5" draw:layer="layout" svg:width="5.953cm" svg:height="0.725cm" svg:x="13.999cm" svg:y="4.297cm">
          <draw:text-box>
            <text:p text:style-name="P4"><text:span text:style-name="T2">store</text:span></text:p>
          </draw:text-box>
        </draw:frame>
        <draw:frame draw:style-name="gr8" draw:text-style-name="P5" draw:layer="layout" svg:width="5.934cm" svg:height="0.725cm" svg:x="14.018cm" svg:y="5.04cm">
          <draw:text-box>
            <text:p text:style-name="P4"><text:span text:style-name="T2">userInterface</text:span></text:p>
          </draw:text-box>
        </draw:frame>
        <draw:line draw:style-name="gr9" draw:text-style-name="P6" draw:layer="layout" svg:x1="13.841cm" svg:y1="4.647cm" svg:x2="11.906cm" svg:y2="3.53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BM Plex Mono" svg:font-family="'IBM Plex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7 20 13" svg:d="M0 20l10-13 10 13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1:10:50.028481487</meta:creation-date>
    <meta:generator>LibreOffice/7.6.3.2$Linux_X86_64 LibreOffice_project/60$Build-2</meta:generator>
    <dc:date>2023-12-06T11:49:43.192605723</dc:date>
    <meta:editing-duration>PT38M46S</meta:editing-duration>
    <meta:editing-cycles>14</meta:editing-cycles>
    <meta:document-statistic meta:object-count="67"/>
  </office:meta>
</office:document-meta>
</file>